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-color="#ff9999" draw:textarea-horizontal-align="justify" draw:textarea-vertical-align="middle" draw:auto-grow-height="false" fo:min-height="0.902cm" fo:min-width="1.996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cm" svg:stroke-color="#000000" draw:marker-start-width="0.275cm" draw:marker-end-width="0.275cm" draw:fill-color="#ffffff" draw:textarea-horizontal-align="justify" draw:textarea-vertical-align="middle" draw:auto-grow-height="false" fo:min-height="1.185cm" fo:min-width="3.41cm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svg:stroke-color="#000000" draw:marker-start="Circl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812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1.423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964cm"/>
    </style:style>
    <style:style style:name="gr8" style:family="graphic" style:parent-style-name="objectwithoutfill">
      <style:graphic-properties draw:stroke="solid" draw:stroke-dash="Fine_20_Dashed" svg:stroke-color="#000000" draw:marker-end="Arrow" draw:fill="none" draw:textarea-vertical-align="middle"/>
    </style:style>
    <style:style style:name="gr9" style:family="graphic" style:parent-style-name="objectwithoutfill">
      <style:graphic-properties draw:stroke="solid" draw:stroke-dash="Fine_20_Dashed" svg:stroke-width="0cm" svg:stroke-color="#000000" draw:marker-end="Arrow" draw:fill="none" draw:textarea-vertical-align="middle"/>
    </style:style>
    <style:style style:name="gr10" style:family="graphic" style:parent-style-name="objectwithoutfill">
      <style:graphic-properties draw:stroke="solid" draw:stroke-dash="Fine_20_Dashed" svg:stroke-color="#000000" draw:marker-start="Arrow" draw:fill="none" draw:textarea-vertical-align="middle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1.7cm" svg:x="3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cm" svg:height="2.099cm" svg:x="1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61cm" svg:y1="7.2cm" svg:x2="6.761cm" svg:y2="6.5cm">
          <text:p/>
        </draw:line>
        <draw:line draw:style-name="gr3" draw:text-style-name="P3" draw:layer="layout" svg:x1="13.839cm" svg:y1="5.204cm" svg:x2="11.069cm" svg:y2="5.204cm">
          <text:p/>
        </draw:line>
        <draw:frame draw:style-name="gr4" draw:text-style-name="P5" draw:layer="layout" svg:width="1.4cm" svg:height="1.114cm" svg:x="6.2cm" svg:y="6.5cm">
          <draw:text-box>
            <text:p text:style-name="P4"><text:span text:style-name="T1">r</text:span><text:span text:style-name="T2">1</text:span></text:p>
          </draw:text-box>
        </draw:frame>
        <draw:line draw:style-name="gr5" draw:text-style-name="P3" draw:layer="layout" svg:x1="5.6cm" svg:y1="7.1cm" svg:x2="3.9cm" svg:y2="11.2cm">
          <text:p/>
        </draw:line>
        <draw:line draw:style-name="gr5" draw:text-style-name="P3" draw:layer="layout" svg:x1="5.6cm" svg:y1="7.1cm" svg:x2="2.5cm" svg:y2="7.1cm">
          <text:p/>
        </draw:line>
        <draw:frame draw:style-name="gr6" draw:text-style-name="P5" draw:layer="layout" svg:width="1.8cm" svg:height="1.673cm" svg:x="3.3cm" svg:y="11.2cm">
          <draw:text-box>
            <text:p text:style-name="P4"><text:span text:style-name="T1">lon</text:span><text:span text:style-name="T2">1</text:span></text:p>
          </draw:text-box>
        </draw:frame>
        <draw:frame draw:style-name="gr6" draw:text-style-name="P5" draw:layer="layout" svg:width="1.8cm" svg:height="1.673cm" svg:x="1cm" svg:y="6.601cm">
          <draw:text-box>
            <text:p text:style-name="P4"><text:span text:style-name="T1">lat</text:span><text:span text:style-name="T2">1</text:span></text:p>
          </draw:text-box>
        </draw:frame>
        <draw:frame draw:style-name="gr4" draw:text-style-name="P5" draw:layer="layout" svg:width="1.4cm" svg:height="1.114cm" svg:x="12.3cm" svg:y="5.1cm">
          <draw:text-box>
            <text:p text:style-name="P4"><text:span text:style-name="T1">r</text:span><text:span text:style-name="T2">2</text:span></text:p>
          </draw:text-box>
        </draw:frame>
        <draw:frame draw:style-name="gr4" draw:text-style-name="P5" draw:layer="layout" svg:width="1.4cm" svg:height="1.114cm" svg:x="9.6cm" svg:y="3.886cm">
          <draw:text-box>
            <text:p text:style-name="P4"><text:span text:style-name="T1">n</text:span><text:span text:style-name="T2">2</text:span></text:p>
          </draw:text-box>
        </draw:frame>
        <draw:frame draw:style-name="gr7" draw:text-style-name="P5" draw:layer="layout" svg:width="1.8cm" svg:height="1.214cm" svg:x="6.8cm" svg:y="5.3cm">
          <draw:text-box>
            <text:p text:style-name="P4"><text:span text:style-name="T1">n</text:span><text:span text:style-name="T2">1 </text:span></text:p>
          </draw:text-box>
        </draw:frame>
        <draw:path draw:style-name="gr8" draw:text-style-name="P3" draw:layer="layout" svg:width="1.912cm" svg:height="1.338cm" draw:transform="skewX (-0.250803813511585) rotate (0.103148958792865) translate (4.67508672274611cm 5.41180800452838cm)" svg:viewBox="0 0 1913 1339" svg:d="M0 1339c831-2514 1913-717 1913-717">
          <text:p/>
        </draw:path>
        <draw:path draw:style-name="gr9" draw:text-style-name="P3" draw:layer="layout" svg:width="2.429cm" svg:height="1.491cm" draw:transform="skewX (0.28623399732707) rotate (0.175056523975031) translate (10.5795589305157cm 3.50026452502581cm)" svg:viewBox="0 0 2430 1492" svg:d="M2430 1492c-1053-2801-2430-799-2430-799">
          <text:p/>
        </draw:path>
        <draw:line draw:style-name="gr10" draw:text-style-name="P3" draw:layer="layout" svg:x1="5cm" svg:y1="2.1cm" svg:x2="1.4cm" svg:y2="10.8cm">
          <text:p/>
        </draw:line>
        <draw:line draw:style-name="gr10" draw:text-style-name="P3" draw:layer="layout" svg:x1="17.2cm" svg:y1="10.8cm" svg:x2="1.4cm" svg:y2="10.8cm">
          <text:p/>
        </draw:line>
        <draw:frame draw:style-name="gr6" draw:text-style-name="P5" draw:layer="layout" svg:width="1.8cm" svg:height="1.673cm" svg:x="4.4cm" svg:y="1.102cm">
          <draw:text-box>
            <text:p text:style-name="P4"><text:span text:style-name="T1">lat</text:span></text:p>
          </draw:text-box>
        </draw:frame>
        <draw:frame draw:style-name="gr6" draw:text-style-name="P5" draw:layer="layout" svg:width="1.8cm" svg:height="1.673cm" svg:x="17.1cm" svg:y="10.327cm">
          <draw:text-box>
            <text:p text:style-name="P4"><text:span text:style-name="T1">l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4:54:43.901117599</meta:creation-date>
    <dc:date>2020-01-16T15:23:17.642820638</dc:date>
    <meta:editing-duration>PT7M48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